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829" officeooo:paragraph-rsid="001a3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cer un serveur express :</text:p>
      <text:p text:style-name="P1"/>
      <text:p text:style-name="P1">Télécharger node.js : <text:s/><text:a xlink:type="simple" xlink:href="https://nodejs.org/">https://nodejs.org</text:a></text:p>
      <text:p text:style-name="P1"/>
      <text:p text:style-name="P1">Dans la console node.js écrire les commandes suivantes :</text:p>
      <text:p text:style-name="P1">- mkdir &lt;nom du projet/serveur&gt;</text:p>
      <text:p text:style-name="P1">- cd &lt;nom du projet/serveur&gt;</text:p>
      <text:p text:style-name="P1">- npm init </text:p>
      <text:p text:style-name="P1"/>
      <text:p text:style-name="P1">Remplir les champs (sur le champ entry point écrire server.js)</text:p>
      <text:p text:style-name="P1"><text:s/>Copier le fichier server.js du git dans votre dossier et modifier le en fonction des routes que vous voulez ou du port d'écoute (1337 par défaut)</text:p>
      <text:p text:style-name="P1">Lancer la commande 'npm install --save express' pour récuperer les packages express.</text:p>
      <text:p text:style-name="P1"/>
      <text:p text:style-name="P1">Lancer votre projet avec - npm start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6:24:19.068308024</meta:creation-date>
    <dc:date>2016-12-20T16:35:01.215536493</dc:date>
    <meta:editing-duration>P0D</meta:editing-duration>
    <meta:editing-cycles>1</meta:editing-cycles>
    <meta:document-statistic meta:table-count="0" meta:image-count="0" meta:object-count="0" meta:page-count="1" meta:paragraph-count="10" meta:word-count="88" meta:character-count="524" meta:non-whitespace-character-count="444"/>
    <meta:generator>LibreOffice/4.2.7.2$Linux_X86_64 LibreOffice_project/420m0$Build-2</meta:generator>
  </office:meta>
</office:document-meta>
</file>